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13.42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elefon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IF(LEFT([.C1])=RIGHT([.C1])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IF(LEFT([.C2])=RIGHT([.C2])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IF(LEFT([.C3])=RIGHT([.C3])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IF(LEFT([.C4])=RIGHT([.C4])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IF(LEFT([.C5])=RIGHT([.C5])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IF(LEFT([.C6])=RIGHT([.C6])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IF(LEFT([.C7])=RIGHT([.C7])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IF(LEFT([.C8])=RIGHT([.C8])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IF(LEFT([.C9])=RIGHT([.C9])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IF(LEFT([.C10])=RIGHT([.C10])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IF(LEFT([.C11])=RIGHT([.C11])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IF(LEFT([.C12])=RIGHT([.C12])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IF(LEFT([.C13])=RIGHT([.C13]))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IF(LEFT([.C14])=RIGHT([.C14]))" office:value-type="boolean" office:boolean-value="false" calcext:value-type="boolean">
            <text:p>FAŁSZ</text:p>
          </table:table-cell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IF(LEFT([.C15])=RIGHT([.C15]))" office:value-type="boolean" office:boolean-value="false" calcext:value-type="boolean">
            <text:p>FAŁSZ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ODP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6T08:31:33.453377395</dc:date>
    <meta:editing-duration>PT4M48S</meta:editing-duration>
    <meta:editing-cycles>1</meta:editing-cycles>
    <meta:document-statistic meta:table-count="1" meta:cell-count="62" meta:object-count="0"/>
    <meta:generator>LibreOffice/6.0.7.3$Linux_X86_64 LibreOffice_project/00m0$Build-3</meta:generator>
  </office:meta>
</office:document-meta>
</file>